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d245" officeooo:paragraph-rsid="0006d245" style:font-size-asian="14pt" style:font-size-complex="14pt"/>
    </style:style>
    <style:style style:name="P2" style:family="paragraph" style:parent-style-name="Standard">
      <style:text-properties fo:font-size="14pt" officeooo:rsid="0006d245" officeooo:paragraph-rsid="001d2f86" style:font-size-asian="14pt" style:font-size-complex="14pt"/>
    </style:style>
    <style:style style:name="P3" style:family="paragraph" style:parent-style-name="Standard">
      <style:text-properties fo:font-size="14pt" officeooo:rsid="00094806" officeooo:paragraph-rsid="00094806" style:font-size-asian="14pt" style:font-size-complex="14pt"/>
    </style:style>
    <style:style style:name="P4" style:family="paragraph" style:parent-style-name="Standard">
      <style:text-properties fo:font-size="14pt" officeooo:rsid="000acf5f" officeooo:paragraph-rsid="000acf5f" style:font-size-asian="14pt" style:font-size-complex="14pt"/>
    </style:style>
    <style:style style:name="P5" style:family="paragraph" style:parent-style-name="Standard">
      <style:text-properties fo:font-size="14pt" officeooo:rsid="0019394a" officeooo:paragraph-rsid="0019394a" style:font-size-asian="14pt" style:font-size-complex="14pt"/>
    </style:style>
    <style:style style:name="P6" style:family="paragraph" style:parent-style-name="Standard">
      <style:text-properties fo:font-size="14pt" officeooo:rsid="002073fc" officeooo:paragraph-rsid="002073fc" style:font-size-asian="14pt" style:font-size-complex="14pt"/>
    </style:style>
    <style:style style:name="P7" style:family="paragraph" style:parent-style-name="Standard">
      <style:text-properties fo:font-size="14pt" officeooo:rsid="00259c42" officeooo:paragraph-rsid="00259c42" style:font-size-asian="14pt" style:font-size-complex="14pt"/>
    </style:style>
    <style:style style:name="P8" style:family="paragraph" style:parent-style-name="Standard">
      <style:text-properties fo:font-size="14pt" officeooo:rsid="00259c42" officeooo:paragraph-rsid="00309ecb" style:font-size-asian="14pt" style:font-size-complex="14pt"/>
    </style:style>
    <style:style style:name="P9" style:family="paragraph" style:parent-style-name="Standard">
      <style:text-properties fo:font-size="14pt" officeooo:rsid="00259c42" officeooo:paragraph-rsid="00286edd" style:font-size-asian="14pt" style:font-size-complex="14pt"/>
    </style:style>
    <style:style style:name="P10" style:family="paragraph" style:parent-style-name="Standard">
      <style:text-properties fo:font-size="14pt" officeooo:paragraph-rsid="002ac463" style:font-size-asian="14pt" style:font-size-complex="14pt"/>
    </style:style>
    <style:style style:name="P11" style:family="paragraph" style:parent-style-name="Standard">
      <style:text-properties fo:font-size="14pt" officeooo:paragraph-rsid="0031d8d8" style:font-size-asian="14pt" style:font-size-complex="14pt"/>
    </style:style>
    <style:style style:name="P12" style:family="paragraph" style:parent-style-name="Standard">
      <style:text-properties fo:font-size="14pt" officeooo:paragraph-rsid="00286edd" style:font-size-asian="14pt" style:font-size-complex="14pt"/>
    </style:style>
    <style:style style:name="P13" style:family="paragraph" style:parent-style-name="Standard">
      <style:text-properties fo:font-size="14pt" officeooo:paragraph-rsid="00365f9e" style:font-size-asian="14pt" style:font-size-complex="14pt"/>
    </style:style>
    <style:style style:name="T1" style:family="text">
      <style:text-properties officeooo:rsid="00094806"/>
    </style:style>
    <style:style style:name="T2" style:family="text">
      <style:text-properties officeooo:rsid="00286edd"/>
    </style:style>
    <style:style style:name="T3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letter-spacing="normal" fo:font-style="normal" fo:font-weight="normal"/>
    </style:style>
    <style:style style:name="T5" style:family="text">
      <style:text-properties officeooo:rsid="00259c42"/>
    </style:style>
    <style:style style:name="T6" style:family="text">
      <style:text-properties officeooo:rsid="002c4d89"/>
    </style:style>
    <style:style style:name="T7" style:family="text">
      <style:text-properties officeooo:rsid="002edd16"/>
    </style:style>
    <style:style style:name="T8" style:family="text">
      <style:text-properties officeooo:rsid="00354675"/>
    </style:style>
    <style:style style:name="T9" style:family="text">
      <style:text-properties officeooo:rsid="00365f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ert Statements : </text:p>
      <text:p text:style-name="P1"/>
      <text:p text:style-name="P1">1) Person : insert into Person(ID, FirstName,LastName, Address, PhoneNo, Age, Bloodgroup, Username, Password, EmailID, DateofBirth,Weight,Height,Sex) values ('C001','Kedar','Shah','Abhimanshri Society',9988776655,40,'O+ve','kedarshah','kedarshah','kedarshah@gamil.com','1987-05-11',70,175,'M');</text:p>
      <text:p text:style-name="P1"/>
      <text:p text:style-name="P1">2) Student : insert into Student(ID,BatchID) values ('S001',2);</text:p>
      <text:p text:style-name="P1"/>
      <text:p text:style-name="P1">3) Batch : insert into Batch(Timing,Days,Level,Location,Fees) values ('6:30 to 8:30am','Regular','Advanced','Bounce',20000);</text:p>
      <text:p text:style-name="P1"/>
      <text:p text:style-name="P1">4) Coach : insert into Coach values ('C001','Level 5 AITA',100000);</text:p>
      <text:p text:style-name="P1"/>
      <text:p text:style-name="P1">5) <text:span text:style-name="T1">CoatchBatch : insert into CoatchBatch values ('C001',1);</text:span></text:p>
      <text:p text:style-name="P3">create table query : create table CoatchBatch(ID varchar(5),BatchID int, foreign key (ID) references Coach(ID), foreign key (BatchID) references Batch(BatchID), constraint pk_CoachBatch primary key(ID,BatchID));</text:p>
      <text:p text:style-name="P3"/>
      <text:p text:style-name="P2">create table Logins(ID varchar(5),Username varchar(30),Password varchar(30), unique foreign key (ID) references Person(ID));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QUERIES::</text:p>
      <text:p text:style-name="P4"/>
      <text:p text:style-name="P1">select FirstName,LastName from Person where ID IN (select ID from Student where BatchID IN (select BatchID from Batch where Level='Beginner' || Level = 'Advanced')) order by LastName;</text:p>
      <text:p text:style-name="P1"/>
      <text:p text:style-name="P1">mysql&gt; select FirstName,LastName,ID from Person where ID IN (select ID from Student where BatchID IN (select BatchID from Batch where Level='Beginner' || Level = 'Advanced')) order by FirstName;</text:p>
      <text:p text:style-name="P1"/>
      <text:p text:style-name="P1">INSERT INTO Attendance (ID,Date,Marking) values ('S002',NOW(),1),('S001',Now(),2);</text:p>
      <text:p text:style-name="P1"/>
      <text:p text:style-name="P1">select ID from Coach c1 where c1.Level &gt; (select Level from Coach where ID = (select ID from Person where ID = (select ID from Logins where ID like 'C%')));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STORED PROCEDURE ::</text:p>
      <text:p text:style-name="P5"/>
      <text:p text:style-name="P1">create PROCEDURE SP_Authenticate(uName varchar(20),pwd varchar(20))</text:p>
      <text:p text:style-name="P1"><text:tab/>begin</text:p>
      <text:p text:style-name="P1"><text:tab/>if exists (Select id from Logins where Username=uname and Password=pwd and id like 'C%')</text:p>
      <text:p text:style-name="P1"><text:tab/>then (select id, level from Coach where id=(select id from Logins where Username=uname and Password=pwd));</text:p>
      <text:p text:style-name="P1"><text:tab/></text:p>
      <text:p text:style-name="P1"><text:tab/>elseif exists (Select id from Logins where Username=uname and Password=pwd and id like 'S%')</text:p>
      <text:p text:style-name="P1"><text:tab/>then (select id,0 as level from Student where id=(select id from Logins where Username=uname and Password=pwd));</text:p>
      <text:p text:style-name="P1"><text:tab/>end if;<text:tab/></text:p>
      <text:p text:style-name="P1"><text:tab/>end//</text:p>
      <text:p text:style-name="P1"/>
      <text:p text:style-name="P1"/>
      <text:p text:style-name="P1">create procedure SP_getBatches(uName varchar(20), pwd varchar(20), cbid varchar(7))</text:p>
      <text:p text:style-name="P1">begin</text:p>
      <text:p text:style-name="P1">if exists(select id from Logins where Username=uname and Password=pwd and id like 'C%') then</text:p>
      <text:p text:style-name="P1">select Batch.Location,Batch.Days,CoatchBatch.ID,Batch.Level,Batch.days,Batch.BatchID from Batch,CoatchBatch where Batch.BatchID=CoatchBatch.BatchId and CoatchBatch.ID=cbid;</text:p>
      <text:p text:style-name="P1">end if;</text:p>
      <text:p text:style-name="P1">end//</text:p>
      <text:p text:style-name="P1"/>
      <text:p text:style-name="P1"/>
      <text:p text:style-name="P1">create PROCEDURE SP_getStudentBatchwise(uName varchar(20),pwd varchar(20),bid int)</text:p>
      <text:p text:style-name="P1"><text:tab/>begin</text:p>
      <text:p text:style-name="P1"><text:tab/>if exists (Select id from Logins where Username=uname and Password=pwd and id like 'C%')</text:p>
      <text:p text:style-name="P1"><text:tab/>then</text:p>
      <text:p text:style-name="P1"><text:tab/>(select ID,FirstName,LastName from Person where ID IN (select ID from Student where BatchID=bid));</text:p>
      <text:p text:style-name="P1"><text:tab/>end if;</text:p>
      <text:p text:style-name="P1"><text:soft-page-break/><text:tab/>end/</text:p>
      <text:p text:style-name="P1"/>
      <text:p text:style-name="P1"/>
      <text:p text:style-name="P1"/>
      <text:p text:style-name="P6"/>
      <text:p text:style-name="P6">create PROCEDURE SP_getCoachList(uName varchar(20),pwd varchar(20))</text:p>
      <text:p text:style-name="P6"><text:tab/>begin</text:p>
      <text:p text:style-name="P6"><text:tab/>DECLARE identity varchar(7);<text:tab/><text:tab/></text:p>
      <text:p text:style-name="P6"><text:tab/>Select ID into identity from Logins where Username=uname and Password=pwd and ID like 'C%';</text:p>
      <text:p text:style-name="P6"><text:tab/>if identity is not null then</text:p>
      <text:p text:style-name="P6"><text:tab/>select ID,FirstName,LastName from Person where ID IN (select ID from Coach where Level &gt; (select Level from Coach where ID = identity));</text:p>
      <text:p text:style-name="P6"><text:tab/>end if;</text:p>
      <text:p text:style-name="P6"><text:tab/>end//</text:p>
      <text:p text:style-name="P6"/>
      <text:p text:style-name="P7">OR</text:p>
      <text:p text:style-name="P7"/>
      <text:p text:style-name="P7">create PROCEDURE SP_getCoachList(uName varchar(20),pwd varchar(20))</text:p>
      <text:p text:style-name="P7"><text:tab/>begin</text:p>
      <text:p text:style-name="P7"><text:tab/>DECLARE identity varchar(7);<text:tab/><text:tab/></text:p>
      <text:p text:style-name="P7"><text:tab/>Select ID into identity from Logins where Username=uname and Password=pwd;</text:p>
      <text:p text:style-name="P7"><text:tab/>if identity is not null and identity like ('C%') then</text:p>
      <text:p text:style-name="P7"><text:tab/>select ID,FirstName,LastName from Person where ID IN (select ID from Coach where Level &gt; (select Level from Coach where ID = identity));</text:p>
      <text:p text:style-name="P7"><text:tab/>end if;</text:p>
      <text:p text:style-name="P7"><text:tab/>end//</text:p>
      <text:p text:style-name="P7"/>
      <text:p text:style-name="P7"/>
      <text:p text:style-name="P8">create PROCEDURE SP_getCoachList<text:span text:style-name="T2">forAttendance </text:span>(uName varchar(20),pwd varchar(20),<text:span text:style-name="T2">coachlist JSON, todayDate datetime</text:span>)</text:p>
      <text:p text:style-name="P9"><text:tab/>begin</text:p>
      <text:p text:style-name="P9"><text:tab/><text:span text:style-name="T2">DECLARE i_coachlist varchar(1000); </text:span></text:p>
      <text:p text:style-name="P9"><text:tab/>DECLARE identity varchar(7);<text:tab/><text:tab/></text:p>
      <text:p text:style-name="P12"><text:span text:style-name="T5"><text:tab/>Select ID into identity from Logins where Username=uname and Password=pwd;</text:span></text:p>
      <text:p text:style-name="P11"><text:span text:style-name="T4"><text:tab/></text:span><text:span text:style-name="T5">if identity is not null and identity like ('C%') and i_coachlist not null then</text:span></text:p>
      <text:p text:style-name="P13"><text:tab/><text:tab/><text:span text:style-name="T8">foreach(JSON_EXTRACT(coachlist,’$coachlist.ID’) in coachlist)</text:span></text:p>
      <text:p text:style-name="P13"><text:tab/><text:tab/><text:span text:style-name="T9">set i_status = JSON_EXTRACT(coachlist,’$coachlist .Status’);</text:span></text:p>
      <text:p text:style-name="P13"><text:span text:style-name="T7"><text:tab/><text:tab/>insert into Attendance (‘ID’,‘Date’,’Marking’) values (‘identity’,‘todayDate’,i_status);</text:span></text:p>
      <text:p text:style-name="P10"><text:tab/><text:span text:style-name="T5">end if;</text:span></text:p>
      <text:p text:style-name="P9"><text:tab/>end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6:02:56.811529902</meta:creation-date>
    <dc:date>2018-07-08T20:09:40.268671887</dc:date>
    <meta:editing-duration>PT13H35M9S</meta:editing-duration>
    <meta:editing-cycles>20</meta:editing-cycles>
    <meta:generator>LibreOffice/6.0.3.2$Linux_X86_64 LibreOffice_project/00m0$Build-2</meta:generator>
    <meta:document-statistic meta:table-count="0" meta:image-count="0" meta:object-count="0" meta:page-count="3" meta:paragraph-count="64" meta:word-count="493" meta:character-count="4088" meta:non-whitespace-character-count="3608"/>
  </office:meta>
</office:document-meta>
</file>